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name="P17" style:parent-style-name="Párrafodelista" style:list-style-name="LFO2" style:family="paragraph"/>
    <style:style style:name="P18" style:parent-style-name="Párrafodelista" style:list-style-name="LFO2" style:family="paragraph"/>
    <style:style style:name="P19" style:parent-style-name="Párrafodelista" style:list-style-name="LFO3" style:family="paragraph"/>
    <style:style style:name="P20" style:parent-style-name="Párrafodelista" style:list-style-name="LFO2" style:family="paragraph"/>
    <style:style style:name="P21" style:parent-style-name="Párrafodelista" style:list-style-name="LFO2" style:family="paragraph"/>
    <style:style style:name="P22" style:parent-style-name="Párrafodelista" style:list-style-name="LFO2" style:family="paragraph"/>
    <style:style style:name="P23" style:parent-style-name="Párrafodelista" style:list-style-name="LFO3" style:family="paragraph"/>
    <style:style style:name="P24" style:parent-style-name="Párrafodelista" style:list-style-name="LFO2" style:family="paragraph"/>
    <style:style style:name="P25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Párrafodelista" style:list-style-name="LFO2" style:family="paragraph"/>
    <style:style style:name="P27" style:parent-style-name="Párrafodelista" style:list-style-name="LFO2" style:family="paragraph"/>
    <style:style style:name="P28" style:parent-style-name="Párrafodelista" style:list-style-name="LFO2" style:family="paragraph"/>
    <style:style style:name="P29" style:parent-style-name="Párrafodelista" style:list-style-name="LFO2" style:family="paragraph"/>
    <style:style style:name="P30" style:parent-style-name="Párrafodelista" style:list-style-name="LFO2" style:family="paragraph"/>
    <style:style style:name="P31" style:parent-style-name="Párrafodelista" style:list-style-name="LFO2" style:family="paragraph"/>
    <style:style style:name="P32" style:parent-style-name="Párrafodelista" style:list-style-name="LFO2" style:family="paragraph"/>
    <style:style style:name="P33" style:parent-style-name="Párrafodelista" style:list-style-name="LFO2" style:family="paragraph"/>
    <style:style style:name="P34" style:parent-style-name="Párrafodelista" style:list-style-name="LFO2" style:family="paragraph"/>
  </office:automatic-styles>
  <office:body>
    <office:text text:use-soft-page-breaks="true">
      <text:p text:style-name="P1">Sesión-introducción a la informática</text:p>
      <text:p text:style-name="P2">RAMAS</text:p>
      <text:list text:style-name="LFO1" text:continue-numbering="true">
        <text:list-item>
          <text:p text:style-name="P3">Main: rama principal (en una empresa está protegida, es la que da servicio a los usuarios – no se toca)</text:p>
        </text:list-item>
        <text:list-item>
          <text:p text:style-name="P4">Para poder trabajar, se saca una copia y se mete en una rama – feature A, feature A-1, feature B</text:p>
        </text:list-item>
      </text:list>
      <text:p text:style-name="Normal"><text:span text:style-name="T5">MBR</text:span>: master boot record (donde se instala Windows y es el que lo ejecuta). Ahí se almacenan índices a los que tiene que apuntar el ordenador para iniciar el sistema operativo.</text:p>
      <text:p text:style-name="P6">Hardware y Máquinas Virtuales</text:p>
      <text:p text:style-name="Normal">La máquina virtual se conecta con el sistema operativo del invitado. Y después, hay una capa de hipervisor que supervisa.<text:s/></text:p>
      <text:p text:style-name="Normal">Virtual machine 1-&gt;app1-&gt;guest os-&gt;hypervisor-&gt;host os-&gt;hardware</text:p>
      <text:p text:style-name="Normal">Se puede crear máquina virtual por ISO (ejecutable que inicia instalación sistema invitado y lo instala en el disco duro virtual) y OVA<text:s/>(fichero que tiene guardada todas las características de la máquina virtual).<text:s/></text:p>
      <text:p text:style-name="Normal">Configuración de red-NAT: permite conexión máquina virtual con internet.<text:s/></text:p>
      <text:p text:style-name="Normal">Host Only: permite conexión con máquina host, pero no conexión a Internet.</text:p>
      <text:p text:style-name="P7">Listos para arrancar con Python</text:p>
      <text:list text:style-name="LFO1" text:continue-numbering="true">
        <text:list-item>
          <text:p text:style-name="P8">Git hub desktop: pull origin para refrescar cambios en la carpeta de DS Online de github desktop</text:p>
        </text:list-item>
        <text:list-item>
          <text:p text:style-name="P9">Chequear que esos cambios nuevos aparecen en la carpeta de escritorio de Bootcamp DS Online</text:p>
        </text:list-item>
        <text:list-item>
          <text:p text:style-name="P10">Copiar y pegar la nueva carpeta de DS Online a Carmen DS Online</text:p>
        </text:list-item>
        <text:list-item>
          <text:p text:style-name="P11">Para abrir carpeta dentro de visual code:</text:p>
          <text:list text:continue-numbering="true">
            <text:list-item>
              <text:p text:style-name="P12">Para abrir carpeta de nuestro desktop (Carmen DS Online) a visual code:<text:s/>click derecho<text:s/>dentro de la carpeta, le damos a open with git bash, y ahí escribimos comando “code .”</text:p>
            </text:list-item>
            <text:list-item>
              <text:p text:style-name="P13">File-&gt;open folder-&gt;selecciono Carmen DS Online</text:p>
            </text:list-item>
          </text:list>
        </text:list-item>
      </text:list>
      <text:p text:style-name="P14">Modo de Trabajo</text:p>
      <text:list text:style-name="LFO2" text:continue-numbering="true">
        <text:list-item>
          <text:p text:style-name="P15">Workout: píldoras formativas</text:p>
        </text:list-item>
        <text:list-item>
          <text:p text:style-name="P16">Ejercicios workout: recomendación hacer en visual code (en nuestro equipo)</text:p>
        </text:list-item>
        <text:list-item>
          <text:p text:style-name="P17">Práctica Obligatoria: PARA NOTA</text:p>
        </text:list-item>
        <text:list-item>
          <text:p text:style-name="P18">Subir práctica obligatoria en el foro para recibir comentarios de compañeros</text:p>
        </text:list-item>
      </text:list>
      <text:p text:style-name="Normal">Hacer práctica en visual code. 2 formas de subir archivo a repositorio online para luego copiar y pegar link en campus:</text:p>
      <text:list text:style-name="LFO3" text:continue-numbering="true">
        <text:list-item>
          <text:p text:style-name="P19">Guardar archivo (file save as/control s), luego ir a pestaña de control de versiones y seleccionar cuál es el archivo que queremos subir y finalmente pinchar en commit.</text:p>
        </text:list-item>
      </text:list>
      <text:list text:style-name="LFO2" text:continue-numbering="true">
        <text:list-item>
          <text:list>
            <text:list-item>
              <text:p text:style-name="P20">Gitignore: hay que subirlo, para que funcione tiene que estar sincronizado con el repositorio.</text:p>
            </text:list-item>
            <text:list-item>
              <text:p text:style-name="P21">Si quiero hacer cambios en el archivo, los hago en virtual code, en la barra pongo arreglar práctica y le doy a commit, luego a sincronizar cambios y refresco la página de repositorio github<text:s/></text:p>
              <text:list text:continue-numbering="true">
                <text:list-item>
                  <text:p text:style-name="P22">Para hacer commit, hay que poner mensaje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23">Github desktop, ir a pestaña de changes, luego seleccionar exactamente el archivo que queremos subir, darle a commit (asignando un nombre) y por último darle a push origin</text:p>
        </text:list-item>
      </text:list>
      <text:list text:style-name="LFO2" text:continue-numbering="true">
        <text:list-item>
          <text:list>
            <text:list-item>
              <text:p text:style-name="P24">Click derecho sobre DS-Online Carmen -view in github<text:s/>– copiar link</text:p>
            </text:list-item>
          </text:list>
        </text:list-item>
      </text:list>
      <text:p text:style-name="Normal">El commit solo registra cambios-solo sube lo nuevo y diferente, lo que sigue igual no.<text:s/></text:p>
      <text:p text:style-name="P25">ENTORNOS VIRTUALES</text:p>
      <text:list text:style-name="LFO2" text:continue-numbering="true">
        <text:list-item>
          <text:p text:style-name="P26">Estamos construyendo una cápsula donde usamos una versión de Python con unas versiones concretas de atributos que queremos usar</text:p>
          <text:list text:continue-numbering="true">
            <text:list-item>
              <text:p text:style-name="P27">Útil porque cada proyecto tendrá unas necesidades de bibliotecas que necesita</text:p>
            </text:list-item>
          </text:list>
        </text:list-item>
        <text:list-item>
          <text:p text:style-name="P28">Recomendación: crear un entorno visual para cada proyecto</text:p>
        </text:list-item>
        <text:list-item>
          <text:p text:style-name="P29">Fases críticas para crear un entorno virtual:</text:p>
          <text:list text:continue-numbering="true">
            <text:list-item>
              <text:p text:style-name="P30">Crear un entorno</text:p>
            </text:list-item>
            <text:list-item>
              <text:p text:style-name="P31">Activar el entorno</text:p>
            </text:list-item>
            <text:list-item>
              <text:p text:style-name="P32">Desactivar en entorno</text:p>
            </text:list-item>
          </text:list>
        </text:list-item>
        <text:list-item>
          <text:p text:style-name="P33">En Mac, pyenv</text:p>
        </text:list-item>
        <text:list-item>
          <text:p text:style-name="P34">El entorno virtual NO se puede subir a github<text:s/>– configurar git.ignor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 GOMEZ</meta:initial-creator>
    <dc:creator>GERARDO GOMEZ</dc:creator>
    <meta:creation-date>2025-10-15T17:24:00Z</meta:creation-date>
    <dc:date>2025-10-17T17:54:00Z</dc:date>
    <meta:template xlink:href="Normal" xlink:type="simple"/>
    <meta:editing-cycles>41</meta:editing-cycles>
    <meta:editing-duration>PT174600S</meta:editing-duration>
    <meta:document-statistic meta:page-count="2" meta:paragraph-count="6" meta:word-count="491" meta:character-count="3188" meta:row-count="22" meta:non-whitespace-character-count="2703"/>
  </office:meta>
</office:document-meta>
</file>